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cm" loext:contextual-spacing="false" fo:line-height="200%"/>
    </style:style>
    <style:style style:name="P2" style:family="paragraph" style:parent-style-name="Standard">
      <style:paragraph-properties fo:margin-top="0cm" fo:margin-bottom="0cm" loext:contextual-spacing="false" fo:line-height="200%"/>
      <style:text-properties officeooo:paragraph-rsid="000b0147"/>
    </style:style>
    <style:style style:name="T1" style:family="text">
      <style:text-properties fo:font-size="16pt" style:font-size-asian="16pt" style:font-size-complex="16pt"/>
    </style:style>
    <style:style style:name="T2" style:family="text">
      <style:text-properties fo:font-size="16pt" officeooo:rsid="0009f482" style:font-size-asian="16pt" style:font-size-complex="16pt"/>
    </style:style>
    <style:style style:name="T3" style:family="text">
      <style:text-properties fo:font-size="16pt" officeooo:rsid="000c71e9" style:font-size-asian="16pt" style:font-size-complex="16pt"/>
    </style:style>
    <style:style style:name="T4" style:family="text">
      <style:text-properties officeooo:rsid="000b0147"/>
    </style:style>
    <style:style style:name="T5" style:family="text">
      <style:text-properties officeooo:rsid="000c36f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Bridging </text:span></text:span><text:span text:style-name="Strong_20_Emphasis"><text:span text:style-name="T3">c</text:span></text:span><text:span text:style-name="Strong_20_Emphasis"><text:span text:style-name="T1">hapter </text:span></text:span><text:span text:style-name="Strong_20_Emphasis"><text:span text:style-name="T2">3</text:span></text:span><text:span text:style-name="Strong_20_Emphasis"><text:span text:style-name="T1"> and </text:span></text:span><text:span text:style-name="Strong_20_Emphasis"><text:span text:style-name="T3">c</text:span></text:span><text:span text:style-name="Strong_20_Emphasis"><text:span text:style-name="T1">hapter </text:span></text:span><text:span text:style-name="Strong_20_Emphasis"><text:span text:style-name="T2">4</text:span></text:span></text:h>
      <text:p text:style-name="P2"><text:span text:style-name="T4">In chapter 3, I explored seasonal bird biogeography by investigating the influence of traits on bird movement in geographic and within climatic space. As bird migrate, they are not only exposed to different climatic conditions, but also different levels of threats and protections. However, how this variation in threats and protection across seasons explains the decline among bird species has never been explored. Until recently, most studies and protection measures focused on a single season, usually during breeding. Yet, we know that </text:span><text:span text:style-name="T5">mortality can be at higher rates during nonbreeding and migration, and can have large carryover effects on populations.</text:span></text:p>
      <text:p text:style-name="P2"/>
      <text:p text:style-name="P2"><text:span text:style-name="T4">In chapter 4, I ask how traits, seasonal level of threats and protection explain the decline in </text:span><text:span text:style-name="T5">North American</text:span><text:span text:style-name="T4"> bird</text:span><text:span text:style-name="T5">s. I also explore the seasonal and spatial structures of the decline. To do so, I use species-level traits, weekly bird distribution, cumulative human impact, and data on protected areas across North and South Americ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5:02.390236864</meta:creation-date>
    <meta:generator>LibreOffice/6.4.7.2$Linux_X86_64 LibreOffice_project/40$Build-2</meta:generator>
    <dc:date>2024-05-23T10:41:55.995214267</dc:date>
    <dc:creator>Dominique Caron</dc:creator>
    <meta:editing-duration>PT8M5S</meta:editing-duration>
    <meta:editing-cycles>6</meta:editing-cycles>
    <meta:document-statistic meta:table-count="0" meta:image-count="0" meta:object-count="0" meta:page-count="1" meta:paragraph-count="3" meta:word-count="160" meta:character-count="1024" meta:non-whitespace-character-count="867"/>
  </office:meta>
</office:document-meta>
</file>